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text:tab/>The way that Google let users configurate their Google App Engine apps has many flawes. Some of them are caused by mixing wrong technologies namely data-serialization format yaml and procedural Python together with templating language designed for webpages and webapps Jinja2 that has nothing to do with configuring critical parts of system like virtual machines. Other comes from command line tool deployment-manager and poor web user interface. This paper/work(?) aims to exhibit those flaws and suggest alternatives, mostly showing advantages of prototypal language for system configuration L3.</text:p>
      <text:p text:style-name="Standard"/>
      <text:p text:style-name="Standard"><text:tab/>One of the fundamental problems of Google's configuration approach is choice of unappropriate tools. Instead of proven and widely used solutions like LCFG, Puppet or SmartFrog, a mixture of data-serialization format yaml, programing language Python and templating engine Jinja2 is used. Choice of Python and Jinja2 is understandable, many developers are already familiar with both tools, but applying same reasoning widely used JSON (javascript object notation) should have been chosen instead of much less popular yaml. To provide examples of harmful behaviour of the above an explanation of creating configuration is needed. Configuration consists of yaml file that on its own may contain description of whole system. To define same properties of for example virtual-machine instances code would have to be copied, which isn't an acceptable option. So possiblity of importing templates which are either Python or Jinja2 files was introduced to improve extensibility, modularity and ease of maintenance. All imports have to be declared in yaml file, even if only one template is directly used. This approach makes dependancy beetwen templates harder to track. Every file should declare imports of directly used templates, which makes structure explicit and reasoning easier. Another undesirable property is lack of mechanism to check if imported template is used, which creates a problem of dead code. Except waste of space such code may also mistakenly undergo maintenance or update which wastes time of developer. Each template is either a configuration file created by Python or Jinja2 template. Introducing Jinja2 unfortunately brings many error-prone features, undocumented behaviour and unexpected results. Jinja2 was designed to generate html documents. It provides mechanisms to work with unicode, extensible syntax, HTML escaping and many more features which are not suitable for system configuratio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Citation"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0-03T20:34:39.06</meta:creation-date>
    <dc:date>2015-10-03T22:46:01.55</dc:date>
    <meta:editing-duration>PT1H56M8S</meta:editing-duration>
    <meta:editing-cycles>9</meta:editing-cycles>
    <meta:generator>OpenOffice/4.1.1$Win32 OpenOffice.org_project/411m6$Build-9775</meta:generator>
    <meta:document-statistic meta:table-count="0" meta:image-count="0" meta:object-count="0" meta:page-count="1" meta:paragraph-count="2" meta:word-count="371" meta:character-count="2510"/>
  </office:meta>
</office:document-meta>
</file>